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0.619cm" fo:min-width="1.706cm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921cm"/>
      <style:paragraph-properties style:writing-mode="lr-tb"/>
    </style:style>
    <style:style style:name="gr8" style:family="graphic" style:parent-style-name="standard">
      <style:graphic-properties draw:stroke="none" draw:fill="none" fo:min-height="0.92cm"/>
      <style:paragraph-properties style:writing-mode="lr-tb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57cm" fo:min-width="12.28cm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Noto Sans Mono CJK JP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T1" style:family="text">
      <style:text-properties style:font-name="Noto Sans Mono CJK JP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52cm" svg:height="1.17cm" svg:x="4.192cm" svg:y="2.305cm">
          <draw:text-box>
            <text:p><text:span text:style-name="T1">1011 0101 0100 0111 1010 1110 0001 1000 0110 1001 1001 1111 0000 ...</text:span></text:p>
          </draw:text-box>
        </draw:frame>
        <draw:frame draw:style-name="gr2" draw:text-style-name="P2" draw:layer="layout" svg:width="1cm" svg:height="0.962cm" svg:x="4.16cm" svg:y="1.656cm">
          <draw:text-box>
            <text:p>0</text:p>
          </draw:text-box>
        </draw:frame>
        <draw:frame draw:style-name="gr3" draw:text-style-name="P2" draw:layer="layout" svg:width="3.12cm" svg:height="1.12cm" svg:x="2.6cm" svg:y="2.418cm">
          <draw:text-box>
            <text:p>data:</text:p>
          </draw:text-box>
        </draw:frame>
        <draw:frame draw:style-name="gr2" draw:text-style-name="P2" draw:layer="layout" svg:width="1cm" svg:height="0.962cm" svg:x="7.36cm" svg:y="1.656cm">
          <draw:text-box>
            <text:p>1</text:p>
          </draw:text-box>
        </draw:frame>
        <draw:frame draw:style-name="gr2" draw:text-style-name="P2" draw:layer="layout" svg:width="1cm" svg:height="0.962cm" svg:x="10.56cm" svg:y="1.656cm">
          <draw:text-box>
            <text:p>2</text:p>
          </draw:text-box>
        </draw:frame>
        <draw:frame draw:style-name="gr2" draw:text-style-name="P2" draw:layer="layout" svg:width="1cm" svg:height="0.962cm" svg:x="13.76cm" svg:y="1.656cm">
          <draw:text-box>
            <text:p>3</text:p>
          </draw:text-box>
        </draw:frame>
        <draw:frame draw:style-name="gr2" draw:text-style-name="P2" draw:layer="layout" svg:width="1cm" svg:height="0.962cm" svg:x="16.96cm" svg:y="1.656cm">
          <draw:text-box>
            <text:p>4</text:p>
          </draw:text-box>
        </draw:frame>
        <draw:frame draw:style-name="gr2" draw:text-style-name="P2" draw:layer="layout" svg:width="1cm" svg:height="0.962cm" svg:x="20.16cm" svg:y="1.656cm">
          <draw:text-box>
            <text:p>5</text:p>
          </draw:text-box>
        </draw:frame>
        <draw:frame draw:style-name="gr2" draw:text-style-name="P2" draw:layer="layout" svg:width="1cm" svg:height="0.962cm" svg:x="23.36cm" svg:y="1.656cm">
          <draw:text-box>
            <text:p>6</text:p>
          </draw:text-box>
        </draw:frame>
        <draw:frame draw:style-name="gr4" draw:text-style-name="P2" draw:layer="layout" svg:width="1.6cm" svg:height="1cm" svg:x="24.982cm" svg:y="1.6cm">
          <draw:text-box>
            <text:p>...</text:p>
          </draw:text-box>
        </draw:frame>
        <draw:line draw:style-name="gr5" draw:text-style-name="P3" draw:layer="layout" svg:x1="5.64cm" svg:y1="8.44cm" svg:x2="14.52cm" svg:y2="10.16cm">
          <text:p/>
        </draw:line>
        <draw:line draw:style-name="gr5" draw:text-style-name="P3" draw:layer="layout" svg:x1="9cm" svg:y1="8.44cm" svg:x2="11.36cm" svg:y2="10.24cm">
          <text:p/>
        </draw:line>
        <draw:line draw:style-name="gr5" draw:text-style-name="P3" draw:layer="layout" svg:x1="10.96cm" svg:y1="3.32cm" svg:x2="11.64cm" svg:y2="4.48cm">
          <text:p/>
        </draw:line>
        <draw:line draw:style-name="gr5" draw:text-style-name="P3" draw:layer="layout" svg:x1="14.16cm" svg:y1="3.32cm" svg:x2="14.84cm" svg:y2="4.48cm">
          <text:p/>
        </draw:line>
        <draw:custom-shape draw:style-name="gr6" draw:text-style-name="P3" draw:layer="layout" svg:width="3.16cm" svg:height="1.271cm" svg:x="4.2cm" svg:y="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7.4cm" svg:y="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10.6cm" svg:y="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13.8cm" svg:y="2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12cm" svg:height="1.12cm" svg:x="1.6cm" svg:y="1.618cm">
          <draw:text-box>
            <text:p>address:</text:p>
          </draw:text-box>
        </draw:frame>
        <draw:frame draw:style-name="gr2" draw:text-style-name="P2" draw:layer="layout" svg:width="1cm" svg:height="0.962cm" svg:x="28.48cm" svg:y="1.638cm">
          <draw:text-box>
            <text:p>0</text:p>
          </draw:text-box>
        </draw:frame>
        <draw:frame draw:style-name="gr2" draw:text-style-name="P2" draw:layer="layout" svg:width="1cm" svg:height="0.962cm" svg:x="31.68cm" svg:y="1.638cm">
          <draw:text-box>
            <text:p>0</text:p>
          </draw:text-box>
        </draw:frame>
        <draw:frame draw:style-name="gr2" draw:text-style-name="P2" draw:layer="layout" svg:width="1cm" svg:height="0.962cm" svg:x="34.88cm" svg:y="1.638cm">
          <draw:text-box>
            <text:p>0</text:p>
          </draw:text-box>
        </draw:frame>
        <draw:g>
          <draw:frame draw:style-name="gr7" draw:text-style-name="P4" draw:layer="layout" svg:width="3.36cm" svg:height="1.171cm" svg:x="4.146cm" svg:y="4.29cm">
            <draw:text-box>
              <text:p><text:span text:style-name="T1">1011 0101</text:span></text:p>
            </draw:text-box>
          </draw:frame>
          <draw:frame draw:style-name="gr7" draw:text-style-name="P4" draw:layer="layout" svg:width="3.36cm" svg:height="1.171cm" svg:x="7.386cm" svg:y="4.301cm">
            <draw:text-box>
              <text:p><text:span text:style-name="T1">0100 0111</text:span></text:p>
            </draw:text-box>
          </draw:frame>
          <draw:frame draw:style-name="gr7" draw:text-style-name="P4" draw:layer="layout" svg:width="3.36cm" svg:height="1.171cm" svg:x="10.546cm" svg:y="4.301cm">
            <draw:text-box>
              <text:p><text:span text:style-name="T1">1010 1110</text:span></text:p>
            </draw:text-box>
          </draw:frame>
          <draw:frame draw:style-name="gr8" draw:text-style-name="P4" draw:layer="layout" svg:width="3.4cm" svg:height="1.17cm" svg:x="13.746cm" svg:y="4.301cm">
            <draw:text-box>
              <text:p><text:span text:style-name="T1">0001 1000</text:span></text:p>
            </draw:text-box>
          </draw:frame>
          <draw:g>
            <draw:custom-shape draw:style-name="gr9" draw:text-style-name="P3" draw:layer="layout" svg:width="12.88cm" svg:height="0.92cm" svg:x="4.226cm" svg:y="4.5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3" draw:layer="layout" svg:x1="7.427cm" svg:y1="4.581cm" svg:x2="7.427cm" svg:y2="5.341cm">
              <text:p/>
            </draw:line>
            <draw:line draw:style-name="gr10" draw:text-style-name="P3" draw:layer="layout" svg:x1="10.666cm" svg:y1="4.581cm" svg:x2="10.666cm" svg:y2="5.341cm">
              <text:p/>
            </draw:line>
            <draw:line draw:style-name="gr10" draw:text-style-name="P3" draw:layer="layout" svg:x1="13.866cm" svg:y1="4.541cm" svg:x2="13.866cm" svg:y2="5.301cm">
              <text:p/>
            </draw:line>
          </draw:g>
        </draw:g>
        <draw:frame draw:style-name="gr11" draw:text-style-name="P2" draw:layer="layout" svg:width="9.44cm" svg:height="1.16cm" svg:x="17.382cm" svg:y="4.503cm">
          <draw:text-box>
            <text:p><text:span text:style-name="T2">byte </text:span>by byte copy to a word</text:p>
          </draw:text-box>
        </draw:frame>
        <draw:g>
          <draw:frame draw:style-name="gr7" draw:text-style-name="P4" draw:layer="layout" svg:width="3.36cm" svg:height="1.171cm" svg:x="13.6cm" svg:y="10.08cm">
            <draw:text-box>
              <text:p><text:span text:style-name="T1">1011 0101</text:span></text:p>
            </draw:text-box>
          </draw:frame>
          <draw:frame draw:style-name="gr7" draw:text-style-name="P4" draw:layer="layout" svg:width="3.36cm" svg:height="1.171cm" svg:x="10.404cm" svg:y="10.095cm">
            <draw:text-box>
              <text:p><text:span text:style-name="T1">0100 0111</text:span></text:p>
            </draw:text-box>
          </draw:frame>
          <draw:frame draw:style-name="gr7" draw:text-style-name="P4" draw:layer="layout" svg:width="3.36cm" svg:height="1.171cm" svg:x="7.089cm" svg:y="10.081cm">
            <draw:text-box>
              <text:p><text:span text:style-name="T1">1010 1110</text:span></text:p>
            </draw:text-box>
          </draw:frame>
          <draw:frame draw:style-name="gr8" draw:text-style-name="P4" draw:layer="layout" svg:width="3.4cm" svg:height="1.17cm" svg:x="4cm" svg:y="10.08cm">
            <draw:text-box>
              <text:p><text:span text:style-name="T1">0001 1000</text:span></text:p>
            </draw:text-box>
          </draw:frame>
          <draw:g>
            <draw:custom-shape draw:style-name="gr9" draw:text-style-name="P3" draw:layer="layout" svg:width="12.88cm" svg:height="0.92cm" svg:x="4.047cm" svg:y="10.28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line draw:style-name="gr10" draw:text-style-name="P3" draw:layer="layout" svg:x1="7.248cm" svg:y1="10.361cm" svg:x2="7.248cm" svg:y2="11.121cm">
              <text:p/>
            </draw:line>
            <draw:line draw:style-name="gr10" draw:text-style-name="P3" draw:layer="layout" svg:x1="10.487cm" svg:y1="10.361cm" svg:x2="10.487cm" svg:y2="11.121cm">
              <text:p/>
            </draw:line>
            <draw:line draw:style-name="gr10" draw:text-style-name="P3" draw:layer="layout" svg:x1="13.687cm" svg:y1="10.321cm" svg:x2="13.687cm" svg:y2="11.081cm">
              <text:p/>
            </draw:line>
          </draw:g>
        </draw:g>
        <draw:frame draw:style-name="gr11" draw:text-style-name="P2" draw:layer="layout" svg:width="9.44cm" svg:height="1.16cm" svg:x="17.088cm" svg:y="13.492cm">
          <draw:text-box>
            <text:p>big-endian word copy</text:p>
          </draw:text-box>
        </draw:frame>
        <draw:frame draw:style-name="gr1" draw:text-style-name="P1" draw:layer="layout" svg:width="22.52cm" svg:height="1.17cm" svg:x="4.192cm" svg:y="7.242cm">
          <draw:text-box>
            <text:p><text:span text:style-name="T1">1011 0101 0100 0111 1010 1110 0001 1000 0110 1001 1001 1111 0000 ...</text:span></text:p>
          </draw:text-box>
        </draw:frame>
        <draw:frame draw:style-name="gr2" draw:text-style-name="P2" draw:layer="layout" svg:width="1cm" svg:height="0.962cm" svg:x="4.16cm" svg:y="6.593cm">
          <draw:text-box>
            <text:p>0</text:p>
          </draw:text-box>
        </draw:frame>
        <draw:frame draw:style-name="gr3" draw:text-style-name="P2" draw:layer="layout" svg:width="3.12cm" svg:height="1.12cm" svg:x="2.6cm" svg:y="7.355cm">
          <draw:text-box>
            <text:p>data:</text:p>
          </draw:text-box>
        </draw:frame>
        <draw:frame draw:style-name="gr2" draw:text-style-name="P2" draw:layer="layout" svg:width="1cm" svg:height="0.962cm" svg:x="7.36cm" svg:y="6.593cm">
          <draw:text-box>
            <text:p>1</text:p>
          </draw:text-box>
        </draw:frame>
        <draw:frame draw:style-name="gr2" draw:text-style-name="P2" draw:layer="layout" svg:width="1cm" svg:height="0.962cm" svg:x="10.56cm" svg:y="6.593cm">
          <draw:text-box>
            <text:p>2</text:p>
          </draw:text-box>
        </draw:frame>
        <draw:frame draw:style-name="gr2" draw:text-style-name="P2" draw:layer="layout" svg:width="1cm" svg:height="0.962cm" svg:x="13.76cm" svg:y="6.593cm">
          <draw:text-box>
            <text:p>3</text:p>
          </draw:text-box>
        </draw:frame>
        <draw:frame draw:style-name="gr2" draw:text-style-name="P2" draw:layer="layout" svg:width="1cm" svg:height="0.962cm" svg:x="16.96cm" svg:y="6.593cm">
          <draw:text-box>
            <text:p>4</text:p>
          </draw:text-box>
        </draw:frame>
        <draw:frame draw:style-name="gr2" draw:text-style-name="P2" draw:layer="layout" svg:width="1cm" svg:height="0.962cm" svg:x="20.16cm" svg:y="6.593cm">
          <draw:text-box>
            <text:p>5</text:p>
          </draw:text-box>
        </draw:frame>
        <draw:frame draw:style-name="gr2" draw:text-style-name="P2" draw:layer="layout" svg:width="1cm" svg:height="0.962cm" svg:x="23.36cm" svg:y="6.593cm">
          <draw:text-box>
            <text:p>6</text:p>
          </draw:text-box>
        </draw:frame>
        <draw:frame draw:style-name="gr4" draw:text-style-name="P2" draw:layer="layout" svg:width="1.6cm" svg:height="1cm" svg:x="24.982cm" svg:y="6.537cm">
          <draw:text-box>
            <text:p>...</text:p>
          </draw:text-box>
        </draw:frame>
        <draw:custom-shape draw:style-name="gr6" draw:text-style-name="P3" draw:layer="layout" svg:width="3.16cm" svg:height="1.271cm" svg:x="4.2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7.4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10.6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16cm" svg:height="1.271cm" svg:x="13.8cm" svg:y="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.12cm" svg:height="1.12cm" svg:x="1.6cm" svg:y="6.555cm">
          <draw:text-box>
            <text:p>address:</text:p>
          </draw:text-box>
        </draw:frame>
        <draw:g>
          <draw:frame draw:style-name="gr7" draw:text-style-name="P4" draw:layer="layout" svg:width="3.36cm" svg:height="1.171cm" svg:x="2.24cm" svg:y="12.56cm">
            <draw:text-box>
              <text:p><text:span text:style-name="T1">1011 0101</text:span></text:p>
            </draw:text-box>
          </draw:frame>
          <draw:frame draw:style-name="gr7" draw:text-style-name="P4" draw:layer="layout" svg:width="3.36cm" svg:height="1.171cm" svg:x="5.48cm" svg:y="12.571cm">
            <draw:text-box>
              <text:p><text:span text:style-name="T1">0100 0111</text:span></text:p>
            </draw:text-box>
          </draw:frame>
          <draw:frame draw:style-name="gr7" draw:text-style-name="P4" draw:layer="layout" svg:width="3.36cm" svg:height="1.171cm" svg:x="8.64cm" svg:y="12.571cm">
            <draw:text-box>
              <text:p><text:span text:style-name="T1">1010 1110</text:span></text:p>
            </draw:text-box>
          </draw:frame>
          <draw:frame draw:style-name="gr8" draw:text-style-name="P4" draw:layer="layout" svg:width="3.4cm" svg:height="1.17cm" svg:x="11.84cm" svg:y="12.571cm">
            <draw:text-box>
              <text:p><text:span text:style-name="T1">0001 1000</text:span></text:p>
            </draw:text-box>
          </draw:frame>
          <draw:g>
            <draw:custom-shape draw:style-name="gr9" draw:text-style-name="P3" draw:layer="layout" svg:width="12.88cm" svg:height="0.92cm" svg:x="2.32cm" svg:y="12.7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3" draw:layer="layout" svg:x1="5.521cm" svg:y1="12.851cm" svg:x2="5.521cm" svg:y2="13.611cm">
              <text:p/>
            </draw:line>
            <draw:line draw:style-name="gr10" draw:text-style-name="P3" draw:layer="layout" svg:x1="8.76cm" svg:y1="12.851cm" svg:x2="8.76cm" svg:y2="13.611cm">
              <text:p/>
            </draw:line>
            <draw:line draw:style-name="gr10" draw:text-style-name="P3" draw:layer="layout" svg:x1="11.96cm" svg:y1="12.811cm" svg:x2="11.96cm" svg:y2="13.571cm">
              <text:p/>
            </draw:line>
          </draw:g>
        </draw:g>
        <draw:frame draw:style-name="gr11" draw:text-style-name="P2" draw:layer="layout" svg:width="9.44cm" svg:height="1.16cm" svg:x="17.315cm" svg:y="10.212cm">
          <draw:text-box>
            <text:p><text:span text:style-name="T2">byte </text:span>by byte copy to a word</text:p>
          </draw:text-box>
        </draw:frame>
        <draw:line draw:style-name="gr5" draw:text-style-name="P3" draw:layer="layout" svg:x1="4.56cm" svg:y1="3.32cm" svg:x2="5.24cm" svg:y2="4.48cm">
          <text:p/>
        </draw:line>
        <draw:line draw:style-name="gr5" draw:text-style-name="P3" draw:layer="layout" svg:x1="15.4cm" svg:y1="8.48cm" svg:x2="5.08cm" svg:y2="10.16cm">
          <text:p/>
        </draw:line>
        <draw:line draw:style-name="gr5" draw:text-style-name="P3" draw:layer="layout" svg:x1="7.76cm" svg:y1="3.32cm" svg:x2="8.44cm" svg:y2="4.48cm">
          <text:p/>
        </draw:line>
        <draw:line draw:style-name="gr5" draw:text-style-name="P3" draw:layer="layout" svg:x1="12.201cm" svg:y1="8.533cm" svg:x2="8.161cm" svg:y2="10.1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JP" svg:font-family="'Noto Sans Mono CJK JP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Walker Lynch </meta:initial-creator>
    <meta:creation-date>2022-01-28T16:17:58.680335382</meta:creation-date>
    <dc:date>2022-01-29T15:13:11.811253345</dc:date>
    <dc:creator>Thomas Walker Lynch </dc:creator>
    <meta:editing-duration>PT5M13S</meta:editing-duration>
    <meta:editing-cycles>6</meta:editing-cycles>
    <meta:generator>LibreOffice/7.0.6.2$Linux_X86_64 LibreOffice_project/00$Build-2</meta:generator>
    <meta:document-statistic meta:object-count="74"/>
  </office:meta>
</office:document-meta>
</file>